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41ecb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041ecb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1ecb" style:font-name="Arial" style:font-size-asian="11pt" style:font-size-complex="11pt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41ecb" style:font-name="Arial" style:font-size-asian="10pt" style:font-size-complex="10pt"/>
    </style:style>
    <style:style style:family="paragraph" style:name="P7" style:parent-style-name="UrbanBody">
      <loext:graphic-properties draw:fill="none" draw:fill-color="#99ccff"/>
      <style:paragraph-properties fo:background-color="transparent" fo:margin-left="0cm" fo:margin-right="-0.801cm" fo:text-align="start" fo:text-indent="0cm" style:auto-text-indent="false" style:justify-single-word="false">
        <style:tab-stops/>
      </style:paragraph-properties>
      <style:text-properties fo:font-size="12pt" fo:font-style="normal" fo:font-weight="normal" officeooo:paragraph-rsid="00041ecb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8" style:parent-style-name="UrbanTitle">
      <style:text-properties officeooo:paragraph-rsid="00041ecb" style:font-name="arial"/>
    </style:style>
    <style:style style:family="paragraph" style:name="P9" style:parent-style-name="UrbanTitle">
      <style:text-properties fo:font-size="12pt" fo:font-weight="bold" style:font-name="arial" style:font-size-asian="12pt" style:font-size-complex="12pt" style:font-weight-asian="bold" style:font-weight-complex="bold" style:text-underline-style="none"/>
    </style:style>
    <style:style style:family="paragraph" style:name="P10" style:parent-style-name="UrbanBody">
      <style:text-properties style:font-name="arial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1"><text:span text:style-name="T10">do text</text:span></text:p><text:p text:style-name="P11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Demande de compléments</text:p>
      <text:p text:style-name="P9">Article 116 §6 du CWATUPE</text:p>
      <text:p text:style-name="P4"/>
      <text:p text:style-name="P4"><text:span text:style-name="T9"/></text:p>
      <text:p text:style-name="P4"><text:span text:style-name="T9"/></text:p>
      <text:p text:style-name="P4"><office:annotation><dc:creator>Gauthier Bastien</dc:creator><dc:date>2011-02-16T16:12:24</dc:date><text:p text:style-name="P11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</text:span> : <text:text-input text:description="Parcelles">licence_view.get_parcels()</text:text-input></text:p>
      <text:p text:style-name="P4"/>
      <text:p text:style-name="P4"/>
      <text:p text:style-name="P3"><text:span text:style-name="T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4">,</text:span></text:p>
      <text:p text:style-name="P4"/>
      <text:p text:style-name="P4">[XXX à compléter]</text:p>
      <text:p text:style-name="P4"/>
      <text:p text:style-name="P4">Conformément aux articles 116§6 et 117,4° du CWATUP, nous vous prions de bien vouloir noter que la procédure relative à l’instruction de votre demande de permis recommencera à dater de la réception des plans modifiés.</text:p>
      <text:p text:style-name="P4"/>
      <text:p text:style-name="P7"><text:span text:style-name="T4">Demeurant à votre disposition, nous vous prions d'agréer, </text:span><text:span text:style-name="T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4">, nos salutations distinguées.</text:span></text:p>
      <text:p text:style-name="P4"/>
      <text:p text:style-name="P4"/>
      <text:p text:style-name="P4"><office:annotation><dc:creator>Gauthier Bastien</dc:creator><dc:date>2011-01-13T14:56:41</dc:date><text:p text:style-name="P11"><text:span text:style-name="T10">do text</text:span></text:p><text:p text:style-name="P11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41ecb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041ecb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1ecb" style:font-name="Arial" style:font-size-asian="11pt" style:font-size-complex="11pt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41ecb" style:font-name="Arial" style:font-size-asian="10pt" style:font-size-complex="10pt"/>
    </style:style>
    <style:style style:family="paragraph" style:name="P7" style:parent-style-name="UrbanBody">
      <loext:graphic-properties draw:fill="none" draw:fill-color="#99ccff"/>
      <style:paragraph-properties fo:background-color="transparent" fo:margin-left="0cm" fo:margin-right="-0.801cm" fo:text-align="start" fo:text-indent="0cm" style:auto-text-indent="false" style:justify-single-word="false">
        <style:tab-stops/>
      </style:paragraph-properties>
      <style:text-properties fo:font-size="12pt" fo:font-style="normal" fo:font-weight="normal" officeooo:paragraph-rsid="00041ecb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8" style:parent-style-name="UrbanTitle">
      <style:text-properties officeooo:paragraph-rsid="00041ecb" style:font-name="arial"/>
    </style:style>
    <style:style style:family="paragraph" style:name="P9" style:parent-style-name="UrbanTitle">
      <style:text-properties fo:font-size="12pt" fo:font-weight="bold" style:font-name="arial" style:font-size-asian="12pt" style:font-size-complex="12pt" style:font-weight-asian="bold" style:font-weight-complex="bold" style:text-underline-style="none"/>
    </style:style>
    <style:style style:family="paragraph" style:name="P10" style:parent-style-name="UrbanBody">
      <style:text-properties style:font-name="arial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1"><text:span text:style-name="T10">do text</text:span></text:p><text:p text:style-name="P11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Demande de compléments</text:p>
      <text:p text:style-name="P9">Article 116 §6 du CWATUPE</text:p>
      <text:p text:style-name="P4"/>
      <text:p text:style-name="P4"><text:span text:style-name="T9"/></text:p>
      <text:p text:style-name="P4"><text:span text:style-name="T9"/></text:p>
      <text:p text:style-name="P4"><office:annotation><dc:creator>Gauthier Bastien</dc:creator><dc:date>2011-02-16T16:12:24</dc:date><text:p text:style-name="P11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</text:span> : <text:text-input text:description="Parcelles">licence_view.get_parcels()</text:text-input></text:p>
      <text:p text:style-name="P4"/>
      <text:p text:style-name="P4"/>
      <text:p text:style-name="P3"><text:span text:style-name="T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4">,</text:span></text:p>
      <text:p text:style-name="P4"/>
      <text:p text:style-name="P4">[XXX à compléter]</text:p>
      <text:p text:style-name="P4"/>
      <text:p text:style-name="P4">Conformément aux articles 116§6 et 117,4° du CWATUP, nous vous prions de bien vouloir noter que la procédure relative à l’instruction de votre demande de permis recommencera à dater de la réception des plans modifiés.</text:p>
      <text:p text:style-name="P4"/>
      <text:p text:style-name="P7"><text:span text:style-name="T4">Demeurant à votre disposition, nous vous prions d'agréer, </text:span><text:span text:style-name="T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4">, nos salutations distinguées.</text:span></text:p>
      <text:p text:style-name="P4"/>
      <text:p text:style-name="P4"/>
      <text:p text:style-name="P4"><office:annotation><dc:creator>Gauthier Bastien</dc:creator><dc:date>2011-01-13T14:56:41</dc:date><text:p text:style-name="P11"><text:span text:style-name="T10">do text</text:span></text:p><text:p text:style-name="P11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41ecb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041ecb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1ecb" style:font-name="Arial" style:font-size-asian="11pt" style:font-size-complex="11pt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41ecb" style:font-name="Arial" style:font-size-asian="10pt" style:font-size-complex="10pt"/>
    </style:style>
    <style:style style:family="paragraph" style:name="P7" style:parent-style-name="UrbanBody">
      <loext:graphic-properties draw:fill="none" draw:fill-color="#99ccff"/>
      <style:paragraph-properties fo:background-color="transparent" fo:margin-left="0cm" fo:margin-right="-0.801cm" fo:text-align="start" fo:text-indent="0cm" style:auto-text-indent="false" style:justify-single-word="false">
        <style:tab-stops/>
      </style:paragraph-properties>
      <style:text-properties fo:font-size="12pt" fo:font-style="normal" fo:font-weight="normal" officeooo:paragraph-rsid="00041ecb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8" style:parent-style-name="UrbanTitle">
      <style:text-properties officeooo:paragraph-rsid="00041ecb" style:font-name="arial"/>
    </style:style>
    <style:style style:family="paragraph" style:name="P9" style:parent-style-name="UrbanTitle">
      <style:text-properties fo:font-size="12pt" fo:font-weight="bold" style:font-name="arial" style:font-size-asian="12pt" style:font-size-complex="12pt" style:font-weight-asian="bold" style:font-weight-complex="bold" style:text-underline-style="none"/>
    </style:style>
    <style:style style:family="paragraph" style:name="P10" style:parent-style-name="UrbanBody">
      <style:text-properties style:font-name="arial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1"><text:span text:style-name="T10">do text</text:span></text:p><text:p text:style-name="P11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Demande de compléments</text:p>
      <text:p text:style-name="P9">Article 116 §6 du CWATUPE</text:p>
      <text:p text:style-name="P4"/>
      <text:p text:style-name="P4"><text:span text:style-name="T9"/></text:p>
      <text:p text:style-name="P4"><text:span text:style-name="T9"/></text:p>
      <text:p text:style-name="P4"><office:annotation><dc:creator>Gauthier Bastien</dc:creator><dc:date>2011-02-16T16:12:24</dc:date><text:p text:style-name="P11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</text:span> : <text:text-input text:description="Parcelles">licence_view.get_parcels()</text:text-input></text:p>
      <text:p text:style-name="P4"/>
      <text:p text:style-name="P4"/>
      <text:p text:style-name="P3"><text:span text:style-name="T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4">,</text:span></text:p>
      <text:p text:style-name="P4"/>
      <text:p text:style-name="P4">[XXX à compléter]</text:p>
      <text:p text:style-name="P4"/>
      <text:p text:style-name="P4">Conformément aux articles 116§6 et 117,4° du CWATUP, nous vous prions de bien vouloir noter que la procédure relative à l’instruction de votre demande de permis recommencera à dater de la réception des plans modifiés.</text:p>
      <text:p text:style-name="P4"/>
      <text:p text:style-name="P7"><text:span text:style-name="T4">Demeurant à votre disposition, nous vous prions d'agréer, </text:span><text:span text:style-name="T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4">, nos salutations distinguées.</text:span></text:p>
      <text:p text:style-name="P4"/>
      <text:p text:style-name="P4"/>
      <text:p text:style-name="P4"><office:annotation><dc:creator>Gauthier Bastien</dc:creator><dc:date>2011-01-13T14:56:41</dc:date><text:p text:style-name="P11"><text:span text:style-name="T10">do text</text:span></text:p><text:p text:style-name="P11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41ecb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041ecb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041ecb" style:font-name="Arial" style:font-size-asian="11pt" style:font-size-complex="11pt"/>
    </style:style>
    <style:style style:family="paragraph" style:name="P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41ecb" style:font-name="Arial" style:font-size-asian="10pt" style:font-size-complex="10pt"/>
    </style:style>
    <style:style style:family="paragraph" style:name="P7" style:parent-style-name="UrbanBody">
      <loext:graphic-properties draw:fill="none" draw:fill-color="#99ccff"/>
      <style:paragraph-properties fo:background-color="transparent" fo:margin-left="0cm" fo:margin-right="-0.801cm" fo:text-align="start" fo:text-indent="0cm" style:auto-text-indent="false" style:justify-single-word="false">
        <style:tab-stops/>
      </style:paragraph-properties>
      <style:text-properties fo:font-size="12pt" fo:font-style="normal" fo:font-weight="normal" officeooo:paragraph-rsid="00041ecb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8" style:parent-style-name="UrbanTitle">
      <style:text-properties officeooo:paragraph-rsid="00041ecb" style:font-name="arial"/>
    </style:style>
    <style:style style:family="paragraph" style:name="P9" style:parent-style-name="UrbanTitle">
      <style:text-properties fo:font-size="12pt" fo:font-weight="bold" style:font-name="arial" style:font-size-asian="12pt" style:font-size-complex="12pt" style:font-weight-asian="bold" style:font-weight-complex="bold" style:text-underline-style="none"/>
    </style:style>
    <style:style style:family="paragraph" style:name="P10" style:parent-style-name="UrbanBody">
      <style:text-properties style:font-name="arial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font-size="12pt" style:font-size-asian="12pt" style:font-size-complex="12pt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1"><text:span text:style-name="T10">do text</text:span></text:p><text:p text:style-name="P11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6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8">Demande de compléments</text:p>
      <text:p text:style-name="P9">Article 116 §6 du CWATUPE</text:p>
      <text:p text:style-name="P4"/>
      <text:p text:style-name="P4"><text:span text:style-name="T9"/></text:p>
      <text:p text:style-name="P4"><text:span text:style-name="T9"/></text:p>
      <text:p text:style-name="P4"><office:annotation><dc:creator>Gauthier Bastien</dc:creator><dc:date>2011-02-16T16:12:24</dc:date><text:p text:style-name="P11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</text:span> : <text:text-input text:description="Parcelles">licence_view.get_parcels()</text:text-input></text:p>
      <text:p text:style-name="P4"/>
      <text:p text:style-name="P4"/>
      <text:p text:style-name="P3"><text:span text:style-name="T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4">,</text:span></text:p>
      <text:p text:style-name="P4"/>
      <text:p text:style-name="P4">[XXX à compléter]</text:p>
      <text:p text:style-name="P4"/>
      <text:p text:style-name="P4">Conformément aux articles 116§6 et 117,4° du CWATUP, nous vous prions de bien vouloir noter que la procédure relative à l’instruction de votre demande de permis recommencera à dater de la réception des plans modifiés.</text:p>
      <text:p text:style-name="P4"/>
      <text:p text:style-name="P7"><text:span text:style-name="T4">Demeurant à votre disposition, nous vous prions d'agréer, </text:span><text:span text:style-name="T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4">, nos salutations distinguées.</text:span></text:p>
      <text:p text:style-name="P4"/>
      <text:p text:style-name="P4"/>
      <text:p text:style-name="P4"><office:annotation><dc:creator>Gauthier Bastien</dc:creator><dc:date>2011-01-13T14:56:41</dc:date><text:p text:style-name="P11"><text:span text:style-name="T10">do text</text:span></text:p><text:p text:style-name="P11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22:35.041009617</dc:date>
    <dc:language>fr-FR</dc:language>
    <meta:editing-cycles>128</meta:editing-cycles>
    <meta:editing-duration>P2DT3H43M1S</meta:editing-duration>
    <meta:document-statistic meta:table-count="1" meta:image-count="0" meta:object-count="0" meta:page-count="1" meta:paragraph-count="16" meta:word-count="109" meta:character-count="940" meta:non-whitespace-character-count="861"/>
    <meta:user-defined meta:name="Info 1"/>
    <meta:user-defined meta:name="Info 2"/>
    <meta:user-defined meta:name="Info 3"/>
    <meta:user-defined meta:name="Info 4"/>
  </office:meta>
</office:document-meta>
</file>